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ans_2.ttf" manifest:media-type="application/x-font-ttf"/>
  <manifest:file-entry manifest:full-path="Fonts/Font_PT_Astra_Serif_1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Fonts/Font_Tahoma_1.ttf" manifest:media-type="application/x-font-ttf"/>
  <manifest:file-entry manifest:full-path="Fonts/Font_Times_New_Roman_1.ttf" manifest:media-type="application/x-font-ttf"/>
  <manifest:file-entry manifest:full-path="Fonts/Font_Times_New_Roman_2.ttf" manifest:media-type="application/x-font-ttf"/>
  <manifest:file-entry manifest:full-path="Fonts/Font_Times_New_Roman_3.ttf" manifest:media-type="application/x-font-ttf"/>
  <manifest:file-entry manifest:full-path="Fonts/Font_Times_New_Roman_4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  <svg:font-face-uri xlink:href="Fonts/Font_Lohit_Devanagari_1.ttf" xlink:type="simple" loext:font-style="normal" loext:font-weight="bold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1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</svg:font-face-src>
    </style:font-face>
    <style:font-face style:name="Times New Roman" svg:font-family="'Times New Roman'" style:font-family-generic="roman" style:font-pitch="variable">
      <svg:font-face-src>
        <svg:font-face-uri xlink:href="Fonts/Font_Times_New_Roman_1.ttf" xlink:type="simple" loext:font-style="normal" loext:font-weight="normal">
          <svg:font-face-format svg:string="truetype"/>
        </svg:font-face-uri>
        <svg:font-face-uri xlink:href="Fonts/Font_Times_New_Roman_2.ttf" xlink:type="simple" loext:font-style="normal" loext:font-weight="bold">
          <svg:font-face-format svg:string="truetype"/>
        </svg:font-face-uri>
        <svg:font-face-uri xlink:href="Fonts/Font_Times_New_Roman_3.ttf" xlink:type="simple" loext:font-style="italic" loext:font-weight="normal">
          <svg:font-face-format svg:string="truetype"/>
        </svg:font-face-uri>
        <svg:font-face-uri xlink:href="Fonts/Font_Times_New_Roman_4.ttf" xlink:type="simple" loext:font-style="italic" loext:font-weight="bold">
          <svg:font-face-format svg:string="truetype"/>
        </svg:font-face-uri>
      </svg:font-face-src>
    </style:font-face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Таблица3" style:family="table">
      <style:table-properties style:width="18.443cm" fo:margin-left="0.009cm" fo:margin-top="0cm" fo:margin-bottom="0cm" table:align="left" style:writing-mode="lr-tb"/>
    </style:style>
    <style:style style:name="Таблица3.A" style:family="table-column">
      <style:table-column-properties style:column-width="3.073cm"/>
    </style:style>
    <style:style style:name="Таблица3.C" style:family="table-column">
      <style:table-column-properties style:column-width="3.074cm"/>
    </style:style>
    <style:style style:name="Таблица3.E" style:family="table-column">
      <style:table-column-properties style:column-width="3.274cm"/>
    </style:style>
    <style:style style:name="Таблица3.F" style:family="table-column">
      <style:table-column-properties style:column-width="2.87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2" style:family="table-row">
      <style:table-row-properties style:min-row-height="6.973cm" fo:keep-together="auto"/>
    </style:style>
    <style:style style:name="Таблица3.3" style:family="table-row">
      <style:table-row-properties style:min-row-height="5.203cm" fo:keep-together="auto"/>
    </style:style>
    <style:style style:name="Таблица3.4" style:family="table-row">
      <style:table-row-properties style:min-row-height="5.004cm" fo:keep-together="auto"/>
    </style:style>
    <style:style style:name="Таблица3.A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" style:family="table">
      <style:table-properties style:width="18.443cm" fo:margin-left="0.009cm" fo:margin-top="0cm" fo:margin-bottom="0cm" table:align="left" style:writing-mode="lr-tb"/>
    </style:style>
    <style:style style:name="Таблица1.A" style:family="table-column">
      <style:table-column-properties style:column-width="3.073cm"/>
    </style:style>
    <style:style style:name="Таблица1.C" style:family="table-column">
      <style:table-column-properties style:column-width="3.074cm"/>
    </style:style>
    <style:style style:name="Таблица1.D" style:family="table-column">
      <style:table-column-properties style:column-width="2.489cm"/>
    </style:style>
    <style:style style:name="Таблица1.E" style:family="table-column">
      <style:table-column-properties style:column-width="3.395cm"/>
    </style:style>
    <style:style style:name="Таблица1.F" style:family="table-column">
      <style:table-column-properties style:column-width="3.33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2" style:family="table-row">
      <style:table-row-properties style:min-row-height="6.973cm" fo:keep-together="auto"/>
    </style:style>
    <style:style style:name="Таблица1.3" style:family="table-row">
      <style:table-row-properties style:min-row-height="8.202cm" fo:keep-together="auto"/>
    </style:style>
    <style:style style:name="Таблица1.4" style:family="table-row">
      <style:table-row-properties style:min-row-height="6.775cm" fo:keep-together="auto"/>
    </style:style>
    <style:style style:name="Таблица1.A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5" style:family="table-row">
      <style:table-row-properties style:min-row-height="8.438cm" fo:keep-together="auto"/>
    </style:style>
    <style:style style:name="Таблица1.6" style:family="table-row">
      <style:table-row-properties style:min-row-height="5.004cm" fo:keep-together="auto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Заголовок_20_2_20_титул">
      <style:paragraph-properties fo:text-align="center" style:justify-single-word="false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9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1" style:family="paragraph" style:parent-style-name="Заголовок_20_1_20_титул">
      <style:text-properties officeooo:rsid="0039bf97" officeooo:paragraph-rsid="00328e42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3" style:family="paragraph" style:parent-style-name="Text_20_body">
      <style:paragraph-properties fo:text-align="start" style:justify-single-word="false"/>
    </style:style>
    <style:style style:name="P14" style:family="paragraph" style:parent-style-name="Frame_20_contents">
      <style:paragraph-properties fo:text-align="start" style:justify-single-word="false"/>
    </style:style>
    <style:style style:name="P15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6" style:family="paragraph" style:parent-style-name="Text_20_body">
      <style:paragraph-properties fo:break-before="page"/>
    </style:style>
    <style:style style:name="P17" style:family="paragraph" style:parent-style-name="Заголовок_20_2_20_титул">
      <style:text-properties officeooo:rsid="005b5a21" officeooo:paragraph-rsid="005b5a21"/>
    </style:style>
    <style:style style:name="P1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5d57c9" officeooo:paragraph-rsid="005d57c9"/>
    </style:style>
    <style:style style:name="P19" style:family="paragraph" style:parent-style-name="Text_20_body">
      <style:text-properties fo:language="en" fo:country="US" officeooo:rsid="0065cf70" officeooo:paragraph-rsid="0065cf70"/>
    </style:style>
    <style:style style:name="P20" style:family="paragraph" style:parent-style-name="Text_20_body">
      <style:text-properties fo:language="en" fo:country="US" officeooo:rsid="0065cf70" officeooo:paragraph-rsid="00757b1e"/>
    </style:style>
    <style:style style:name="P21" style:family="paragraph" style:parent-style-name="Text_20_body">
      <style:text-properties officeooo:rsid="006250c6" officeooo:paragraph-rsid="006250c6"/>
    </style:style>
    <style:style style:name="P22" style:family="paragraph" style:parent-style-name="Text_20_body">
      <style:text-properties officeooo:rsid="006250c6" officeooo:paragraph-rsid="0062a6ab"/>
    </style:style>
    <style:style style:name="P23" style:family="paragraph" style:parent-style-name="Text_20_body">
      <style:text-properties officeooo:rsid="006250c6" officeooo:paragraph-rsid="0068a429"/>
    </style:style>
    <style:style style:name="P24" style:family="paragraph" style:parent-style-name="Text_20_body">
      <style:text-properties officeooo:rsid="006250c6" officeooo:paragraph-rsid="006ba6a8"/>
    </style:style>
    <style:style style:name="P25" style:family="paragraph" style:parent-style-name="Text_20_body">
      <style:text-properties officeooo:rsid="006250c6" officeooo:paragraph-rsid="00757b1e"/>
    </style:style>
    <style:style style:name="P26" style:family="paragraph" style:parent-style-name="Text_20_body">
      <style:text-properties officeooo:rsid="006551ea" officeooo:paragraph-rsid="006551ea"/>
    </style:style>
    <style:style style:name="P27" style:family="paragraph" style:parent-style-name="Text_20_body">
      <style:text-properties officeooo:rsid="006551ea" officeooo:paragraph-rsid="00757b1e"/>
    </style:style>
    <style:style style:name="P28" style:family="paragraph" style:parent-style-name="Text_20_body">
      <style:text-properties officeooo:paragraph-rsid="006ba6a8"/>
    </style:style>
    <style:style style:name="P29" style:family="paragraph" style:parent-style-name="Text_20_body">
      <style:text-properties fo:language="ru" fo:country="RU" officeooo:rsid="006d1946" officeooo:paragraph-rsid="006d1946"/>
    </style:style>
    <style:style style:name="P30" style:family="paragraph" style:parent-style-name="Text_20_body">
      <style:text-properties fo:language="ru" fo:country="RU" officeooo:rsid="006d1946" officeooo:paragraph-rsid="006ebfe2"/>
    </style:style>
    <style:style style:name="P31" style:family="paragraph" style:parent-style-name="Text_20_body">
      <style:text-properties fo:language="ru" fo:country="RU" officeooo:rsid="006d1946" officeooo:paragraph-rsid="00757b1e"/>
    </style:style>
    <style:style style:name="P32" style:family="paragraph" style:parent-style-name="Text_20_body">
      <style:text-properties fo:language="ru" fo:country="RU" officeooo:rsid="00700155" officeooo:paragraph-rsid="00700155"/>
    </style:style>
    <style:style style:name="P33" style:family="paragraph" style:parent-style-name="Text_20_body">
      <style:text-properties fo:language="ru" fo:country="RU" officeooo:rsid="007141d7" officeooo:paragraph-rsid="007141d7"/>
    </style:style>
    <style:style style:name="P34" style:family="paragraph" style:parent-style-name="Text_20_body">
      <style:text-properties fo:language="ru" fo:country="RU" officeooo:rsid="0073fb9b" officeooo:paragraph-rsid="0073fb9b"/>
    </style:style>
    <style:style style:name="P35" style:family="paragraph" style:parent-style-name="Text_20_body">
      <style:text-properties fo:language="ru" fo:country="RU" officeooo:rsid="0080221d" officeooo:paragraph-rsid="0080221d"/>
    </style:style>
    <style:style style:name="P36" style:family="paragraph" style:parent-style-name="Text_20_body">
      <style:text-properties fo:language="ru" fo:country="RU" officeooo:rsid="0080221d" officeooo:paragraph-rsid="0081d45f"/>
    </style:style>
    <style:style style:name="P37" style:family="paragraph" style:parent-style-name="Text_20_body">
      <style:text-properties fo:language="ru" fo:country="RU" officeooo:rsid="0080221d" officeooo:paragraph-rsid="0081ffc8"/>
    </style:style>
    <style:style style:name="P38" style:family="paragraph" style:parent-style-name="Text_20_body">
      <style:text-properties fo:language="ru" fo:country="RU" officeooo:rsid="0080221d" officeooo:paragraph-rsid="008425ea"/>
    </style:style>
    <style:style style:name="P39" style:family="paragraph" style:parent-style-name="Text_20_body">
      <style:text-properties fo:language="ru" fo:country="RU" officeooo:rsid="0081d45f" officeooo:paragraph-rsid="0081d45f"/>
    </style:style>
    <style:style style:name="P40" style:family="paragraph" style:parent-style-name="Text_20_body">
      <style:text-properties fo:language="ru" fo:country="RU" officeooo:rsid="008761fb" officeooo:paragraph-rsid="008761fb"/>
    </style:style>
    <style:style style:name="P41" style:family="paragraph" style:parent-style-name="Text_20_body">
      <style:text-properties fo:language="ru" fo:country="RU" officeooo:rsid="00883c93" officeooo:paragraph-rsid="00883c93"/>
    </style:style>
    <style:style style:name="P42" style:family="paragraph" style:parent-style-name="Text_20_body">
      <style:paragraph-properties fo:text-align="center" style:justify-single-word="false"/>
      <style:text-properties fo:language="ru" fo:country="RU" officeooo:rsid="00898365" officeooo:paragraph-rsid="00898365"/>
    </style:style>
    <style:style style:name="P43" style:family="paragraph" style:parent-style-name="Text_20_body">
      <style:paragraph-properties fo:text-align="center" style:justify-single-word="false"/>
      <style:text-properties fo:language="ru" fo:country="RU" officeooo:rsid="008ce873" officeooo:paragraph-rsid="008ce873"/>
    </style:style>
    <style:style style:name="P44" style:family="paragraph" style:parent-style-name="Text_20_body">
      <style:paragraph-properties fo:text-align="center" style:justify-single-word="false"/>
      <style:text-properties fo:language="ru" fo:country="RU" officeooo:rsid="008e3905" officeooo:paragraph-rsid="008e3905"/>
    </style:style>
    <style:style style:name="P45" style:family="paragraph" style:parent-style-name="Text_20_body">
      <style:paragraph-properties fo:text-align="center" style:justify-single-word="false"/>
      <style:text-properties fo:language="ru" fo:country="RU" officeooo:rsid="0097a350" officeooo:paragraph-rsid="0097a350"/>
    </style:style>
    <style:style style:name="P46" style:family="paragraph" style:parent-style-name="Text_20_body">
      <style:text-properties fo:language="ru" fo:country="RU" officeooo:rsid="0097a350" officeooo:paragraph-rsid="0097a350"/>
    </style:style>
    <style:style style:name="P47" style:family="paragraph" style:parent-style-name="Text_20_body">
      <style:text-properties fo:language="ru" fo:country="RU" officeooo:rsid="00999893" officeooo:paragraph-rsid="00999893"/>
    </style:style>
    <style:style style:name="P48" style:family="paragraph" style:parent-style-name="Text_20_body">
      <style:text-properties fo:language="ru" fo:country="RU" officeooo:rsid="00999893" officeooo:paragraph-rsid="009be40b"/>
    </style:style>
    <style:style style:name="P49" style:family="paragraph" style:parent-style-name="Text_20_body">
      <style:text-properties officeooo:paragraph-rsid="006ebfe2"/>
    </style:style>
    <style:style style:name="P50" style:family="paragraph" style:parent-style-name="Text_20_body">
      <style:text-properties officeooo:paragraph-rsid="00757b1e"/>
    </style:style>
    <style:style style:name="P51" style:family="paragraph" style:parent-style-name="Text_20_body">
      <style:text-properties officeooo:rsid="00794351" officeooo:paragraph-rsid="00757b1e"/>
    </style:style>
    <style:style style:name="P52" style:family="paragraph" style:parent-style-name="Text_20_body">
      <style:text-properties officeooo:rsid="008861a6" officeooo:paragraph-rsid="008861a6"/>
    </style:style>
    <style:style style:name="P53" style:family="paragraph" style:parent-style-name="Text_20_body">
      <style:paragraph-properties fo:text-align="center" style:justify-single-word="false"/>
      <style:text-properties officeooo:rsid="00898365" officeooo:paragraph-rsid="00898365"/>
    </style:style>
    <style:style style:name="P54" style:family="paragraph" style:parent-style-name="Text_20_body">
      <style:text-properties officeooo:rsid="008a4d0b" officeooo:paragraph-rsid="008a4d0b"/>
    </style:style>
    <style:style style:name="P55" style:family="paragraph" style:parent-style-name="Text_20_body">
      <style:paragraph-properties fo:text-align="center" style:justify-single-word="false"/>
      <style:text-properties officeooo:rsid="008ce873" officeooo:paragraph-rsid="008ce873"/>
    </style:style>
    <style:style style:name="P56" style:family="paragraph" style:parent-style-name="Text_20_body">
      <style:text-properties officeooo:paragraph-rsid="009be728"/>
    </style:style>
    <style:style style:name="P57" style:family="paragraph" style:parent-style-name="Text_20_body">
      <style:text-properties officeooo:rsid="009c502c" officeooo:paragraph-rsid="009c502c"/>
    </style:style>
    <style:style style:name="P58" style:family="paragraph" style:parent-style-name="Text_20_body">
      <style:text-properties officeooo:rsid="00a3714e" officeooo:paragraph-rsid="00a3714e"/>
    </style:style>
    <style:style style:name="P59" style:family="paragraph" style:parent-style-name="Text_20_body">
      <style:text-properties officeooo:rsid="00a7a9ad" officeooo:paragraph-rsid="00a7a9ad"/>
    </style:style>
    <style:style style:name="P60" style:family="paragraph" style:parent-style-name="Text_20_body">
      <style:text-properties officeooo:rsid="00a995ff" officeooo:paragraph-rsid="00a995ff"/>
    </style:style>
    <style:style style:name="P61" style:family="paragraph" style:parent-style-name="Heading_20_3">
      <style:text-properties officeooo:paragraph-rsid="00c17e82"/>
    </style:style>
    <style:style style:name="P62" style:family="paragraph" style:parent-style-name="Heading_20_3">
      <style:text-properties officeooo:rsid="00b0c919"/>
    </style:style>
    <style:style style:name="P63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64" style:family="paragraph" style:parent-style-name="Text_20_body" style:list-style-name="WWNum3"/>
    <style:style style:name="P65" style:family="paragraph" style:parent-style-name="Text_20_body" style:list-style-name="WWNum4"/>
    <style:style style:name="P66" style:family="paragraph" style:parent-style-name="Мой_20_код" style:list-style-name="Нумерация_20_кода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officeooo:rsid="00328e42"/>
    </style:style>
    <style:style style:name="T4" style:family="text">
      <style:text-properties officeooo:rsid="0039bf9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28e42" style:font-weight-asian="bold" style:font-weight-complex="bold"/>
    </style:style>
    <style:style style:name="T7" style:family="text">
      <style:text-properties officeooo:rsid="005b5a21"/>
    </style:style>
    <style:style style:name="T8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9" style:family="text">
      <style:text-properties officeooo:rsid="005c4ead"/>
    </style:style>
    <style:style style:name="T10" style:family="text">
      <style:text-properties fo:language="en" fo:country="US" officeooo:rsid="00844d6c"/>
    </style:style>
    <style:style style:name="T11" style:family="text">
      <style:text-properties fo:language="en" fo:country="US" officeooo:rsid="009e10fc"/>
    </style:style>
    <style:style style:name="T12" style:family="text">
      <style:text-properties fo:language="en" fo:country="US" officeooo:rsid="00a0958c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5d57c9"/>
    </style:style>
    <style:style style:name="T15" style:family="text">
      <style:text-properties fo:language="ru" fo:country="RU" officeooo:rsid="0062a6ab"/>
    </style:style>
    <style:style style:name="T16" style:family="text">
      <style:text-properties fo:language="ru" fo:country="RU" officeooo:rsid="006ba6a8"/>
    </style:style>
    <style:style style:name="T17" style:family="text">
      <style:text-properties fo:language="ru" fo:country="RU" officeooo:rsid="009fd08a"/>
    </style:style>
    <style:style style:name="T18" style:family="text">
      <style:text-properties fo:language="ru" fo:country="RU" officeooo:rsid="00a0958c"/>
    </style:style>
    <style:style style:name="T19" style:family="text">
      <style:text-properties fo:language="ru" fo:country="RU" officeooo:rsid="00a1b7bd"/>
    </style:style>
    <style:style style:name="T20" style:family="text">
      <style:text-properties fo:language="ru" fo:country="RU" officeooo:rsid="00a995ff"/>
    </style:style>
    <style:style style:name="T21" style:family="text">
      <style:text-properties fo:language="ru" fo:country="RU" officeooo:rsid="00aadfbc"/>
    </style:style>
    <style:style style:name="T22" style:family="text">
      <style:text-properties fo:language="ru" fo:country="RU" officeooo:rsid="00b37f26"/>
    </style:style>
    <style:style style:name="T23" style:family="text">
      <style:text-properties officeooo:rsid="006ebfe2"/>
    </style:style>
    <style:style style:name="T24" style:family="text">
      <style:text-properties officeooo:rsid="007242d7"/>
    </style:style>
    <style:style style:name="T25" style:family="text">
      <style:text-properties officeooo:rsid="00794351"/>
    </style:style>
    <style:style style:name="T26" style:family="text">
      <style:text-properties officeooo:rsid="007ca6a2"/>
    </style:style>
    <style:style style:name="T27" style:family="text">
      <style:text-properties officeooo:rsid="0081ffc8"/>
    </style:style>
    <style:style style:name="T28" style:family="text">
      <style:text-properties officeooo:rsid="0092aa11"/>
    </style:style>
    <style:style style:name="T29" style:family="text">
      <style:text-properties officeooo:rsid="0092b913"/>
    </style:style>
    <style:style style:name="T30" style:family="text">
      <style:text-properties officeooo:rsid="0094911c"/>
    </style:style>
    <style:style style:name="T31" style:family="text">
      <style:text-properties officeooo:rsid="00964568"/>
    </style:style>
    <style:style style:name="T32" style:family="text">
      <style:text-properties officeooo:rsid="009be40b"/>
    </style:style>
    <style:style style:name="T33" style:family="text">
      <style:text-properties officeooo:rsid="009e10fc"/>
    </style:style>
    <style:style style:name="T34" style:family="text">
      <style:text-properties officeooo:rsid="00a698c6"/>
    </style:style>
    <style:style style:name="T35" style:family="text">
      <style:text-properties officeooo:rsid="00b27212"/>
    </style:style>
    <style:style style:name="T36" style:family="text">
      <style:text-properties officeooo:rsid="00b33ed9"/>
    </style:style>
    <style:style style:name="T37" style:family="text">
      <style:text-properties officeooo:rsid="00b764b0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63">Министерство образования, науки и молодежной политики</text:p>
      <text:p text:style-name="P5">Краснодарского <text:s/>края</text:p>
      <text:p text:style-name="P9">Государственное бюджетное профессиональное образовательное учреждение Краснодарского края «Ейский полипрофильный колледж»</text:p>
      <text:p text:style-name="P15"><text:span text:style-name="Emphasis"/></text:p>
      <text:p text:style-name="P1"/>
      <text:p text:style-name="P1"/>
      <text:p text:style-name="P2">Поддержка и <text:span text:style-name="T9">т</text:span>естирование программных модулей</text:p>
      <text:p text:style-name="P11">ЛАБОРАТОРНАЯ РАБОТА №<text:span text:style-name="T7">2</text:span></text:p>
      <text:p text:style-name="P17">по теме:</text:p>
      <text:h text:style-name="Heading_20_1" text:outline-level="1">Тестирование «Белым ящиком»</text:h>
      <text:p text:style-name="Заголовок_20_2_20_титул"/>
      <text:p text:style-name="P7"><text:span text:style-name="T5">Выполн</text:span><text:span text:style-name="T6">ил:</text:span><text:span text:style-name="T3"> </text:span></text:p>
      <text:p text:style-name="P7"><text:span text:style-name="T4">студент ЕПК,</text:span> <text:span text:style-name="T4">группа</text:span> <text:span text:style-name="T14">И-22</text:span></text:p>
      <text:p text:style-name="P18">Синицын М. В.</text:p>
      <text:p text:style-name="P8"/>
      <text:p text:style-name="P12"><text:span text:style-name="T4">Проверил</text:span>:</text:p>
      <text:p text:style-name="P6"><text:span text:style-name="T4">преподаватель </text:span><text:span text:style-name="T7">курса</text:span></text:p>
      <text:p text:style-name="P10">Фомин А. Т.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Ейск <text:span text:style-name="Emphasis"><text:span text:style-name="T1">20</text:span></text:span><text:span text:style-name="Emphasis"><text:span text:style-name="T2">23</text:span></text:span></text:p>
      <text:p text:style-name="P16"><text:span text:style-name="T5">Цель работы:</text:span> изучить метод тестирования «Белым ящиком».</text:p>
      <text:p text:style-name="Text_20_body"/>
      <text:h text:style-name="Heading_20_2" text:outline-level="2">ПОРЯДОК ВЫПОЛНЕНИЯ РАБОТЫ И ФОРМА ОТЧЕТНОСТИ</text:h>
      <text:h text:style-name="Heading_20_3" text:outline-level="3">Задание 1. Разработать программу.</text:h>
      <text:p text:style-name="Text_20_body">Даны длины сторон треугольника, определить вид треугольника и его площадь. Выполнить контроль вводимых чисел.</text:p>
      <text:list text:style-name="WWNum3">
        <text:list-item>
          <text:p text:style-name="P64">Разносторонний треугольник</text:p>
        </text:list-item>
        <text:list-item>
          <text:p text:style-name="P64">Равнобедренный треугольник</text:p>
        </text:list-item>
        <text:list-item>
          <text:p text:style-name="P64">Равносторонний треугольник</text:p>
        </text:list-item>
      </text:list>
      <text:p text:style-name="Text_20_body">Ограничения:</text:p>
      <text:p text:style-name="P13">- три числа не могут быть определены как стороны треугольника;<text:line-break/>- если хотя бы одно из них меньше или равно 0;<text:line-break/>- сумма двух из них меньше третьего;</text:p>
      <text:p text:style-name="P13">- если введены символы.</text:p>
      <text:p text:style-name="P13"><draw:frame draw:style-name="fr1" draw:name="Врезка1" text:anchor-type="paragraph" svg:x="0.041cm" svg:y="0.3cm" svg:width="17.815cm" draw:z-index="0"><draw:text-box fo:min-height="0.706cm"><text:p text:style-name="P14"/><text:p text:style-name="Листинг">Листинг <text:sequence text:ref-name="refЛистинг0" text:name="Листинг" text:formula="ooow:Листинг+1" style:num-format="1">1</text:sequence>. Основ<text:span text:style-name="T37">ная</text:span> программа</text:p></draw:text-box></draw:frame></text:p>
      <text:p text:style-name="P13"/>
      <text:list xml:id="list2471410379" text:style-name="Нумерация_20_кода">
        <text:list-item>
          <text:p text:style-name="P66">namespace ConsoleApp1 {</text:p>
        </text:list-item>
        <text:list-item>
          <text:p text:style-name="P66"><text:s text:c="4"/>internal class Program {</text:p>
        </text:list-item>
        <text:list-item>
          <text:p text:style-name="P66"><text:s text:c="8"/>static void Main() {</text:p>
        </text:list-item>
        <text:list-item>
          <text:p text:style-name="P66"><text:s text:c="12"/>double a, b, c;</text:p>
        </text:list-item>
        <text:list-item>
          <text:p text:style-name="P66"><text:s text:c="12"/>Console.Write("a = ");</text:p>
        </text:list-item>
        <text:list-item>
          <text:p text:style-name="P66"><text:s text:c="12"/>a = Convert.ToDouble(Console.ReadLine());</text:p>
        </text:list-item>
        <text:list-item>
          <text:p text:style-name="P66"><text:s text:c="12"/>switch (a) {</text:p>
        </text:list-item>
        <text:list-item>
          <text:p text:style-name="P66"><text:s text:c="16"/>case 0:</text:p>
        </text:list-item>
        <text:list-item>
          <text:p text:style-name="P66"><text:s text:c="20"/>Console.WriteLine("Некорректный ввод");</text:p>
        </text:list-item>
        <text:list-item>
          <text:p text:style-name="P66"><text:s text:c="20"/>Environment.Exit(0);</text:p>
        </text:list-item>
        <text:list-item>
          <text:p text:style-name="P66"><text:s text:c="20"/>break;</text:p>
        </text:list-item>
        <text:list-item>
          <text:p text:style-name="P66"><text:s text:c="12"/>}</text:p>
        </text:list-item>
        <text:list-item>
          <text:p text:style-name="P66"><text:s text:c="12"/>Console.Write("b = ");</text:p>
        </text:list-item>
        <text:list-item>
          <text:p text:style-name="P66"><text:s text:c="12"/>b = Convert.ToDouble(Console.ReadLine());</text:p>
        </text:list-item>
        <text:list-item>
          <text:p text:style-name="P66"><text:s text:c="12"/>switch (b) {</text:p>
        </text:list-item>
        <text:list-item>
          <text:p text:style-name="P66"><text:s text:c="16"/>case 0:</text:p>
        </text:list-item>
        <text:list-item>
          <text:p text:style-name="P66"><text:s text:c="20"/>Console.WriteLine("Некорректный ввод");</text:p>
        </text:list-item>
        <text:list-item>
          <text:p text:style-name="P66"><text:soft-page-break/><text:s text:c="20"/>Environment.Exit(0);</text:p>
        </text:list-item>
        <text:list-item>
          <text:p text:style-name="P66"><text:s text:c="20"/>break;</text:p>
        </text:list-item>
        <text:list-item>
          <text:p text:style-name="P66"><text:s text:c="12"/>}</text:p>
        </text:list-item>
        <text:list-item>
          <text:p text:style-name="P66"><text:s text:c="12"/>Console.Write("c = ");</text:p>
        </text:list-item>
        <text:list-item>
          <text:p text:style-name="P66"><text:s text:c="12"/>c = Convert.ToDouble(Console.ReadLine());</text:p>
        </text:list-item>
        <text:list-item>
          <text:p text:style-name="P66"><text:s text:c="12"/>switch (c) {</text:p>
        </text:list-item>
        <text:list-item>
          <text:p text:style-name="P66"><text:s text:c="16"/>case 0:</text:p>
        </text:list-item>
        <text:list-item>
          <text:p text:style-name="P66"><text:s text:c="20"/>Console.WriteLine("Некорректный ввод");</text:p>
        </text:list-item>
        <text:list-item>
          <text:p text:style-name="P66"><text:s text:c="20"/>Environment.Exit(0);</text:p>
        </text:list-item>
        <text:list-item>
          <text:p text:style-name="P66"><text:s text:c="20"/>break;</text:p>
        </text:list-item>
        <text:list-item>
          <text:p text:style-name="P66"><text:s text:c="12"/>}</text:p>
        </text:list-item>
        <text:list-item>
          <text:p text:style-name="P66"><text:s text:c="12"/>if ((a != b &amp;&amp; a != c &amp;&amp; b != c) &amp;&amp; (a + b &gt; c &amp;&amp; a + c &gt; b &amp;&amp; b + c &gt; a)) {</text:p>
        </text:list-item>
        <text:list-item>
          <text:p text:style-name="P66"><text:s text:c="16"/>Triange_NotEqualParts trNotEq = new(a, b, c);</text:p>
        </text:list-item>
        <text:list-item>
          <text:p text:style-name="P66"><text:s text:c="16"/>trNotEq.Square();</text:p>
        </text:list-item>
        <text:list-item>
          <text:p text:style-name="P66"><text:s text:c="16"/>trNotEq.Display();</text:p>
        </text:list-item>
        <text:list-item>
          <text:p text:style-name="P66"><text:s text:c="16"/>trNotEq.AngleType();</text:p>
        </text:list-item>
        <text:list-item>
          <text:p text:style-name="P66"><text:s text:c="12"/>}</text:p>
        </text:list-item>
        <text:list-item>
          <text:p text:style-name="P66"><text:s text:c="12"/>else if ((a == b &amp;&amp; a == c &amp;&amp; b == c) &amp;&amp; (a + b &gt; c &amp;&amp; a + c &gt; b &amp;&amp; b + c &gt; a)) {</text:p>
        </text:list-item>
        <text:list-item>
          <text:p text:style-name="P66"><text:s text:c="16"/>Triangle_EqualAllParts trAll = new(a, b, c);</text:p>
        </text:list-item>
        <text:list-item>
          <text:p text:style-name="P66"><text:s text:c="16"/>trAll.Square();</text:p>
        </text:list-item>
        <text:list-item>
          <text:p text:style-name="P66"><text:s text:c="16"/>trAll.Display();</text:p>
        </text:list-item>
        <text:list-item>
          <text:p text:style-name="P66"><text:s text:c="12"/>}</text:p>
        </text:list-item>
        <text:list-item>
          <text:p text:style-name="P66"><text:s text:c="12"/>else if ((a == b || a == c || b == c) &amp;&amp; (a + b &gt; c &amp;&amp; a + c &gt; b &amp;&amp; b + c &gt; a)) {</text:p>
        </text:list-item>
        <text:list-item>
          <text:p text:style-name="P66"><text:s text:c="16"/>Triangle_EqualTwoparts trTwo = new(a, b, c);</text:p>
        </text:list-item>
        <text:list-item>
          <text:p text:style-name="P66"><text:s text:c="16"/>trTwo.Square();</text:p>
        </text:list-item>
        <text:list-item>
          <text:p text:style-name="P66"><text:s text:c="16"/>trTwo.Display();</text:p>
        </text:list-item>
        <text:list-item>
          <text:p text:style-name="P66"><text:s text:c="16"/>trTwo.AngleType();</text:p>
        </text:list-item>
        <text:list-item>
          <text:p text:style-name="P66"><text:s text:c="12"/>}</text:p>
        </text:list-item>
        <text:list-item>
          <text:p text:style-name="P66"><text:s text:c="12"/>else {</text:p>
        </text:list-item>
        <text:list-item>
          <text:p text:style-name="P66"><text:s text:c="16"/>Console.WriteLine("Длина стороны больше суммы других сторон либо равна ей");</text:p>
        </text:list-item>
        <text:list-item>
          <text:p text:style-name="P66"><text:s text:c="12"/>}</text:p>
        </text:list-item>
        <text:list-item>
          <text:p text:style-name="P66"><text:s text:c="12"/>Console.ReadKey();</text:p>
        </text:list-item>
        <text:list-item>
          <text:p text:style-name="P66"><text:s text:c="8"/>}</text:p>
        </text:list-item>
        <text:list-item>
          <text:p text:style-name="P66"><text:s text:c="4"/>}</text:p>
        </text:list-item>
        <text:list-item>
          <text:p text:style-name="P66"><text:soft-page-break/>}</text:p>
        </text:list-item>
      </text:list>
      <text:h text:style-name="Heading_20_3" text:outline-level="3"><draw:frame draw:style-name="fr1" draw:name="Врезка2" text:anchor-type="paragraph" svg:x="0.041cm" svg:y="0.49cm" svg:width="18.08cm" draw:z-index="1"><draw:text-box fo:min-height="0.64cm"><text:p text:style-name="Frame_20_contents"/><text:p text:style-name="Листинг">Листинг <text:sequence text:ref-name="refЛистинг1" text:name="Листинг" text:formula="ooow:Листинг+1" style:num-format="1">2</text:sequence>.Реализованные классы с функционалом</text:p></draw:text-box></draw:frame></text:h>
      <text:h text:style-name="Heading_20_3" text:outline-level="3"/>
      <text:list text:continue-numbering="true" text:style-name="Нумерация_20_кода">
        <text:list-item text:start-value="1">
          <text:p text:style-name="P66">class Triangle {</text:p>
        </text:list-item>
        <text:list-item>
          <text:p text:style-name="P66"><text:s text:c="4"/>protected double A;</text:p>
        </text:list-item>
        <text:list-item>
          <text:p text:style-name="P66"><text:s text:c="4"/>protected double B;</text:p>
        </text:list-item>
        <text:list-item>
          <text:p text:style-name="P66"><text:s text:c="4"/>protected double C;</text:p>
        </text:list-item>
        <text:list-item>
          <text:p text:style-name="P66"><text:s text:c="4"/>protected double S;</text:p>
        </text:list-item>
        <text:list-item>
          <text:p text:style-name="P66"><text:s text:c="4"/>protected Triangle(double a, double b, double c) {</text:p>
        </text:list-item>
        <text:list-item>
          <text:p text:style-name="P66"><text:s text:c="8"/>A = a;</text:p>
        </text:list-item>
        <text:list-item>
          <text:p text:style-name="P66"><text:s text:c="8"/>B = b;</text:p>
        </text:list-item>
        <text:list-item>
          <text:p text:style-name="P66"><text:s text:c="8"/>C = c;</text:p>
        </text:list-item>
        <text:list-item>
          <text:p text:style-name="P66"><text:s text:c="4"/>}</text:p>
        </text:list-item>
        <text:list-item>
          <text:p text:style-name="P66"><text:s text:c="4"/>public void Square() {</text:p>
        </text:list-item>
        <text:list-item>
          <text:p text:style-name="P66"><text:s text:c="8"/>double p = (A + B + C) / 2;</text:p>
        </text:list-item>
        <text:list-item>
          <text:p text:style-name="P66"><text:s text:c="8"/>S = Math.Sqrt(p * (p - A) * (p - B) * (p - C));</text:p>
        </text:list-item>
        <text:list-item>
          <text:p text:style-name="P66"><text:s text:c="8"/>Console.WriteLine($"Площадь равна {S:f3}");</text:p>
        </text:list-item>
        <text:list-item>
          <text:p text:style-name="P66"><text:s text:c="4"/>}</text:p>
        </text:list-item>
        <text:list-item>
          <text:p text:style-name="P66"><text:s text:c="4"/>public void Display() {</text:p>
        </text:list-item>
        <text:list-item>
          <text:p text:style-name="P66"><text:s text:c="8"/>Console.WriteLine($"Поля треугольника равны: {A:f3}, {B:f3}, {C:f3}");</text:p>
        </text:list-item>
        <text:list-item>
          <text:p text:style-name="P66"><text:s text:c="4"/>}</text:p>
        </text:list-item>
        <text:list-item>
          <text:p text:style-name="P66">}</text:p>
        </text:list-item>
        <text:list-item>
          <text:p text:style-name="P66"/>
        </text:list-item>
        <text:list-item>
          <text:p text:style-name="P66">sealed class Triangle_EqualTwoparts : Triangle {</text:p>
        </text:list-item>
        <text:list-item>
          <text:p text:style-name="P66"/>
        </text:list-item>
        <text:list-item>
          <text:p text:style-name="P66"><text:s text:c="4"/>public Triangle_EqualTwoparts(double a, double b, double c) : base(a, b, c) {</text:p>
        </text:list-item>
        <text:list-item>
          <text:p text:style-name="P66"/>
        </text:list-item>
        <text:list-item>
          <text:p text:style-name="P66"><text:s text:c="4"/>}</text:p>
        </text:list-item>
        <text:list-item>
          <text:p text:style-name="P66"><text:s text:c="4"/>public void AngleType() {</text:p>
        </text:list-item>
        <text:list-item>
          <text:p text:style-name="P66"><text:s text:c="8"/>if ((A * A == B * B + C * C) || (B * B == A * A + C * C) || (C * C == B * B + A * A)) {</text:p>
        </text:list-item>
        <text:list-item>
          <text:p text:style-name="P66"><text:s text:c="12"/>Console.WriteLine("Треугольник прямоугольный");</text:p>
        </text:list-item>
        <text:list-item>
          <text:p text:style-name="P66"><text:s text:c="8"/>}</text:p>
        </text:list-item>
        <text:list-item>
          <text:p text:style-name="P66"><text:soft-page-break/><text:s text:c="8"/>if ((A * A &gt; B * B + C * C) || (B * B &gt; A * A + C * C) || (C * C &gt; B * B + A * A)) {</text:p>
        </text:list-item>
        <text:list-item>
          <text:p text:style-name="P66"><text:s text:c="12"/>Console.WriteLine("Треугольник тупоугольный");</text:p>
        </text:list-item>
        <text:list-item>
          <text:p text:style-name="P66"><text:s text:c="8"/>}</text:p>
        </text:list-item>
        <text:list-item>
          <text:p text:style-name="P66"><text:s text:c="4"/>}</text:p>
        </text:list-item>
        <text:list-item>
          <text:p text:style-name="P66"><text:s text:c="4"/>public new void Display() {</text:p>
        </text:list-item>
        <text:list-item>
          <text:p text:style-name="P66"><text:s text:c="8"/>Console.WriteLine("Треугольник равнобедренный");</text:p>
        </text:list-item>
        <text:list-item>
          <text:p text:style-name="P66"><text:s text:c="8"/>base.Display();</text:p>
        </text:list-item>
        <text:list-item>
          <text:p text:style-name="P66"><text:s text:c="4"/>}</text:p>
        </text:list-item>
        <text:list-item>
          <text:p text:style-name="P66">}</text:p>
        </text:list-item>
        <text:list-item>
          <text:p text:style-name="P66">sealed class Triangle_EqualAllParts : Triangle {</text:p>
        </text:list-item>
        <text:list-item>
          <text:p text:style-name="P66"><text:s text:c="4"/>public Triangle_EqualAllParts(double a, double b, double c) : base(a, b, c) {</text:p>
        </text:list-item>
        <text:list-item>
          <text:p text:style-name="P66"/>
        </text:list-item>
        <text:list-item>
          <text:p text:style-name="P66"><text:s text:c="4"/>}</text:p>
        </text:list-item>
        <text:list-item>
          <text:p text:style-name="P66"><text:s text:c="4"/>public new void Display() {</text:p>
        </text:list-item>
        <text:list-item>
          <text:p text:style-name="P66"><text:s text:c="8"/>Console.WriteLine("Треугольник Равносторонний");</text:p>
        </text:list-item>
        <text:list-item>
          <text:p text:style-name="P66"><text:s text:c="8"/>Console.WriteLine("Треугольник Остроугольный");</text:p>
        </text:list-item>
        <text:list-item>
          <text:p text:style-name="P66"><text:s text:c="8"/>base.Display();</text:p>
        </text:list-item>
        <text:list-item>
          <text:p text:style-name="P66"><text:s text:c="4"/>}</text:p>
        </text:list-item>
        <text:list-item>
          <text:p text:style-name="P66">}</text:p>
        </text:list-item>
        <text:list-item>
          <text:p text:style-name="P66">sealed class Triange_NotEqualParts : Triangle {</text:p>
        </text:list-item>
        <text:list-item>
          <text:p text:style-name="P66"><text:s text:c="4"/>public Triange_NotEqualParts(double a, double b, double c) : base(a, b, c) {</text:p>
        </text:list-item>
        <text:list-item>
          <text:p text:style-name="P66"/>
        </text:list-item>
        <text:list-item>
          <text:p text:style-name="P66"><text:s text:c="4"/>}</text:p>
        </text:list-item>
        <text:list-item>
          <text:p text:style-name="P66"><text:s text:c="4"/>public void AngleType() {</text:p>
        </text:list-item>
        <text:list-item>
          <text:p text:style-name="P66"><text:s text:c="8"/>if ((A * A == B * B + C * C) || (B * B == A * A + C * C) || (C * C == B * B + A * A)) {</text:p>
        </text:list-item>
        <text:list-item>
          <text:p text:style-name="P66"><text:s text:c="12"/>Console.WriteLine("Треугольник прямоугольный");</text:p>
        </text:list-item>
        <text:list-item>
          <text:p text:style-name="P66"><text:s text:c="8"/>}</text:p>
        </text:list-item>
        <text:list-item>
          <text:p text:style-name="P66"><text:s text:c="8"/>if ((A * A &gt; B * B + C * C) || (B * B &gt; A * A + C * C) || (C * C &gt; B * B + A * A)) {</text:p>
        </text:list-item>
        <text:list-item>
          <text:p text:style-name="P66"><text:s text:c="12"/>Console.WriteLine("Треугольник тупоугольный");</text:p>
        </text:list-item>
        <text:list-item>
          <text:p text:style-name="P66"><text:s text:c="8"/>}</text:p>
        </text:list-item>
        <text:list-item>
          <text:p text:style-name="P66"><text:s text:c="4"/>}</text:p>
        </text:list-item>
        <text:list-item>
          <text:p text:style-name="P66"><text:s text:c="4"/>public new void Display() {</text:p>
        </text:list-item>
        <text:list-item>
          <text:p text:style-name="P66"><text:s text:c="8"/>Console.WriteLine("Треугольник Разносторонний");</text:p>
        </text:list-item>
        <text:list-item>
          <text:p text:style-name="P66"><text:soft-page-break/><text:s text:c="8"/>base.Display();</text:p>
        </text:list-item>
        <text:list-item>
          <text:p text:style-name="P66"><text:s text:c="4"/>}</text:p>
        </text:list-item>
        <text:list-item>
          <text:p text:style-name="P66">}</text:p>
        </text:list-item>
      </text:list>
      <text:h text:style-name="Heading_20_3" text:outline-level="3">Задание 2. <text:span text:style-name="T35">Н</text:span>абор тестовых вариантов для обнаружения ошибок в программе</text:h>
      <text:p text:style-name="Text_20_body"/>
      <text:p text:style-name="Text_20_body"/>
      <table:table table:name="Таблица3" table:style-name="Таблица3">
        <table:table-column table:style-name="Таблица3.A" table:number-columns-repeated="2"/>
        <table:table-column table:style-name="Таблица3.C"/>
        <table:table-column table:style-name="Таблица3.A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52">Номер теста</text:p>
          </table:table-cell>
          <table:table-cell table:style-name="Таблица3.B1" office:value-type="string">
            <text:p text:style-name="Text_20_body">А</text:p>
          </table:table-cell>
          <table:table-cell table:style-name="Таблица3.B1" office:value-type="string">
            <text:p text:style-name="Text_20_body">В</text:p>
          </table:table-cell>
          <table:table-cell table:style-name="Таблица3.B1" office:value-type="string">
            <text:p text:style-name="Text_20_body">С</text:p>
          </table:table-cell>
          <table:table-cell table:style-name="Таблица3.B1" office:value-type="string">
            <text:p text:style-name="Text_20_body">Ожидаемый результат</text:p>
          </table:table-cell>
          <table:table-cell table:style-name="Таблица3.B1" office:value-type="string">
            <text:p text:style-name="Text_20_body">Объект проверки</text:p>
          </table:table-cell>
        </table:table-row>
        <table:table-row table:style-name="Таблица3.2">
          <table:table-cell table:style-name="Таблица3.A1" office:value-type="string">
            <text:p text:style-name="P53">1<text:span text:style-name="T31">)</text:span></text:p>
          </table:table-cell>
          <table:table-cell table:style-name="Таблица3.B1" office:value-type="string">
            <text:p text:style-name="P21">1</text:p>
          </table:table-cell>
          <table:table-cell table:style-name="Таблица3.B1" office:value-type="string">
            <text:p text:style-name="P21">2</text:p>
          </table:table-cell>
          <table:table-cell table:style-name="Таблица3.B1" office:value-type="string">
            <text:p text:style-name="P21">3</text:p>
          </table:table-cell>
          <table:table-cell table:style-name="Таблица3.B1" office:value-type="string">
            <text:p text:style-name="P21">Программа выведет: "Длина стороны больше суммы других сторон либо равна ей"</text:p>
          </table:table-cell>
          <table:table-cell table:style-name="Таблица3.B1" office:value-type="string">
            <text:p text:style-name="P22">Программа <text:span text:style-name="T15">вывела</text:span>: "Длина стороны больше суммы других сторон либо равна ей</text:p>
          </table:table-cell>
        </table:table-row>
        <table:table-row table:style-name="Таблица3.3">
          <table:table-cell table:style-name="Таблица3.A1" office:value-type="string">
            <text:p text:style-name="P53">2<text:span text:style-name="T30">)</text:span></text:p>
          </table:table-cell>
          <table:table-cell table:style-name="Таблица3.B1" office:value-type="string">
            <text:p text:style-name="P26">3</text:p>
          </table:table-cell>
          <table:table-cell table:style-name="Таблица3.B1" office:value-type="string">
            <text:p text:style-name="P26">4</text:p>
          </table:table-cell>
          <table:table-cell table:style-name="Таблица3.B1" office:value-type="string">
            <text:p text:style-name="P26">5</text:p>
          </table:table-cell>
          <table:table-cell table:style-name="Таблица3.B1" office:value-type="string">
            <text:p text:style-name="P23">Программа выведет:</text:p>
            <text:p text:style-name="Text_20_body">«Площадь равна 6,000</text:p>
            <text:p text:style-name="Text_20_body">Треугольник Разносторонний»</text:p>
            <text:p text:style-name="Text_20_body"/>
          </table:table-cell>
          <table:table-cell table:style-name="Таблица3.B1" office:value-type="string">
            <text:p text:style-name="P24">Программа вы<text:span text:style-name="T16">вела:</text:span></text:p>
            <text:p text:style-name="P28">«Площадь равна 6,000</text:p>
            <text:p text:style-name="P28">Треугольник Разносторонний»</text:p>
          </table:table-cell>
        </table:table-row>
        <table:table-row table:style-name="Таблица3.4">
          <table:table-cell table:style-name="Таблица3.A4" office:value-type="string">
            <text:p text:style-name="P42">3<text:span text:style-name="T30">)</text:span></text:p>
          </table:table-cell>
          <table:table-cell table:style-name="Таблица3.B4" office:value-type="string">
            <text:p text:style-name="P19">2 </text:p>
          </table:table-cell>
          <table:table-cell table:style-name="Таблица3.B4" office:value-type="string">
            <text:p text:style-name="P19">2</text:p>
          </table:table-cell>
          <table:table-cell table:style-name="Таблица3.B4" office:value-type="string">
            <text:p text:style-name="P19">3</text:p>
          </table:table-cell>
          <table:table-cell table:style-name="Таблица3.B4" office:value-type="string">
            <text:p text:style-name="P29">Программа выведет:</text:p>
            <text:p text:style-name="Text_20_body">«Площадь равна 1,984</text:p>
            <text:p text:style-name="Text_20_body">Треугольник равнобедрен<text:soft-page-break/>ный»</text:p>
          </table:table-cell>
          <table:table-cell table:style-name="Таблица3.B4" office:value-type="string">
            <text:p text:style-name="P30">Программа вы<text:span text:style-name="T23">вела</text:span>:</text:p>
            <text:p text:style-name="P49">«Площадь равна 1,984</text:p>
            <text:p text:style-name="P49">Треугольник равнобедре<text:soft-page-break/>нный»</text:p>
          </table:table-cell>
        </table:table-row>
        <table:table-row table:style-name="Таблица3.4">
          <table:table-cell table:style-name="Таблица3.A4" office:value-type="string">
            <text:p text:style-name="P42">4<text:span text:style-name="T30">)</text:span></text:p>
          </table:table-cell>
          <table:table-cell table:style-name="Таблица3.B4" office:value-type="string">
            <text:p text:style-name="P32">0</text:p>
          </table:table-cell>
          <table:table-cell table:style-name="Таблица3.B4" office:value-type="string">
            <text:p text:style-name="P32">0</text:p>
          </table:table-cell>
          <table:table-cell table:style-name="Таблица3.B4" office:value-type="string">
            <text:p text:style-name="P32">0</text:p>
          </table:table-cell>
          <table:table-cell table:style-name="Таблица3.B4" office:value-type="string">
            <text:p text:style-name="P33">Программа выведет строку «Некорректный ввод» <text:span text:style-name="T24">и завершит работу после ввода первого нуля</text:span></text:p>
          </table:table-cell>
          <table:table-cell table:style-name="Таблица3.B4" office:value-type="string">
            <text:p text:style-name="P34">Программа выводит сообщение только в окне отладки среды разработки, при запуске с исполняемого файла она закрывается без вывода сообщения</text:p>
          </table:table-cell>
        </table:table-row>
      </table:table>
      <text:p text:style-name="Text_20_body"><text:span text:style-name="T8"/></text:p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P61" text:outline-level="3"/>
      <text:h text:style-name="P61" text:outline-level="3">Задание 3. Разработать программу</text:h>
      <text:p text:style-name="Text_20_body">Даны длины сторон треугольника, определить вид треугольника и его площадь. Выполнить контроль вводимых чисел.</text:p>
      <text:list text:style-name="WWNum4">
        <text:list-item>
          <text:p text:style-name="P65">Остроугольный треугольник</text:p>
        </text:list-item>
        <text:list-item>
          <text:p text:style-name="P65">Тупоугольный треугольник</text:p>
        </text:list-item>
        <text:list-item>
          <text:p text:style-name="P65">Прямоугольный треугольник</text:p>
        </text:list-item>
      </text:list>
      <text:p text:style-name="Text_20_body"/>
      <text:p text:style-name="P50"><text:soft-page-break/></text:p>
      <table:table table:name="Таблица1" table:style-name="Таблица1">
        <table:table-column table:style-name="Таблица1.A" table:number-columns-repeated="2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54">Номер теста</text:p>
          </table:table-cell>
          <table:table-cell table:style-name="Таблица1.B1" office:value-type="string">
            <text:p text:style-name="P50">А</text:p>
          </table:table-cell>
          <table:table-cell table:style-name="Таблица1.B1" office:value-type="string">
            <text:p text:style-name="P50">В</text:p>
          </table:table-cell>
          <table:table-cell table:style-name="Таблица1.B1" office:value-type="string">
            <text:p text:style-name="P50">С</text:p>
          </table:table-cell>
          <table:table-cell table:style-name="Таблица1.B1" office:value-type="string">
            <text:p text:style-name="P50">Ожидаемый результат</text:p>
          </table:table-cell>
          <table:table-cell table:style-name="Таблица1.B1" office:value-type="string">
            <text:p text:style-name="P50">Объект проверки</text:p>
          </table:table-cell>
        </table:table-row>
        <table:table-row table:style-name="Таблица1.2">
          <table:table-cell table:style-name="Таблица1.A1" office:value-type="string">
            <text:p text:style-name="P55">5<text:span text:style-name="T29">)</text:span></text:p>
          </table:table-cell>
          <table:table-cell table:style-name="Таблица1.B1" office:value-type="string">
            <text:p text:style-name="P25">1</text:p>
          </table:table-cell>
          <table:table-cell table:style-name="Таблица1.B1" office:value-type="string">
            <text:p text:style-name="P25">2</text:p>
          </table:table-cell>
          <table:table-cell table:style-name="Таблица1.B1" office:value-type="string">
            <text:p text:style-name="P25">3</text:p>
          </table:table-cell>
          <table:table-cell table:style-name="Таблица1.B1" office:value-type="string">
            <text:p text:style-name="P25">Программа выведет: "Длина стороны больше суммы других сторон либо равна ей"</text:p>
          </table:table-cell>
          <table:table-cell table:style-name="Таблица1.B1" office:value-type="string">
            <text:p text:style-name="P25">Программа <text:span text:style-name="T15">вывела</text:span>: "Длина стороны больше суммы других сторон либо равна ей</text:p>
          </table:table-cell>
        </table:table-row>
        <table:table-row table:style-name="Таблица1.3">
          <table:table-cell table:style-name="Таблица1.A1" office:value-type="string">
            <text:p text:style-name="P55">6<text:span text:style-name="T29">)</text:span></text:p>
          </table:table-cell>
          <table:table-cell table:style-name="Таблица1.B1" office:value-type="string">
            <text:p text:style-name="P27">3</text:p>
          </table:table-cell>
          <table:table-cell table:style-name="Таблица1.B1" office:value-type="string">
            <text:p text:style-name="P27">4</text:p>
          </table:table-cell>
          <table:table-cell table:style-name="Таблица1.B1" office:value-type="string">
            <text:p text:style-name="P27">5</text:p>
          </table:table-cell>
          <table:table-cell table:style-name="Таблица1.B1" office:value-type="string">
            <text:p text:style-name="P25">Программа выведет:</text:p>
            <text:p text:style-name="P51">Площадь равна 6,000</text:p>
            <text:p text:style-name="P51">Треугольник Разносторонний</text:p>
            <text:p text:style-name="P51">Треугольник прямоугольный</text:p>
          </table:table-cell>
          <table:table-cell table:style-name="Таблица1.B1" office:value-type="string">
            <text:p text:style-name="P25">Программа вы<text:span text:style-name="T16">вела:</text:span></text:p>
            <text:p text:style-name="P50">«Площадь равна 6,000</text:p>
            <text:p text:style-name="P56">Треугольник Разносторонний <text:span text:style-name="T25">Треугольник прямоугольный</text:span>», </text:p>
          </table:table-cell>
        </table:table-row>
        <table:table-row table:style-name="Таблица1.4">
          <table:table-cell table:style-name="Таблица1.A4" office:value-type="string">
            <text:p text:style-name="P43">7<text:span text:style-name="T28">)</text:span></text:p>
          </table:table-cell>
          <table:table-cell table:style-name="Таблица1.B4" office:value-type="string">
            <text:p text:style-name="P20">2 </text:p>
          </table:table-cell>
          <table:table-cell table:style-name="Таблица1.B4" office:value-type="string">
            <text:p text:style-name="P20">2</text:p>
          </table:table-cell>
          <table:table-cell table:style-name="Таблица1.B4" office:value-type="string">
            <text:p text:style-name="P20">3</text:p>
          </table:table-cell>
          <table:table-cell table:style-name="Таблица1.B4" office:value-type="string">
            <text:p text:style-name="P31">Программа выведет:</text:p>
            <text:p text:style-name="P50">«Площадь равна 1,984</text:p>
            <text:p text:style-name="P50">Треугольник равнобедренный»</text:p>
            <text:p text:style-name="P50">Треугольник тупоугольный</text:p>
          </table:table-cell>
          <table:table-cell table:style-name="Таблица1.B4" office:value-type="string">
            <text:p text:style-name="P31">Программа вы<text:span text:style-name="T23">вела</text:span>:</text:p>
            <text:p text:style-name="P50">«Площадь равна 1,984</text:p>
            <text:p text:style-name="P50">Треугольник равнобедренный»</text:p>
            <text:p text:style-name="P50">Треугольник тупоугольный</text:p>
          </table:table-cell>
        </table:table-row>
        <text:soft-page-break/>
        <table:table-row table:style-name="Таблица1.5">
          <table:table-cell table:style-name="Таблица1.A4" office:value-type="string">
            <text:p text:style-name="P44"><text:span text:style-name="T11">8</text:span><text:span text:style-name="T28">)</text:span></text:p>
          </table:table-cell>
          <table:table-cell table:style-name="Таблица1.B4" office:value-type="string">
            <text:p text:style-name="P35">5</text:p>
          </table:table-cell>
          <table:table-cell table:style-name="Таблица1.B4" office:value-type="string">
            <text:p text:style-name="P35">12</text:p>
          </table:table-cell>
          <table:table-cell table:style-name="Таблица1.B4" office:value-type="string">
            <text:p text:style-name="P35">13</text:p>
          </table:table-cell>
          <table:table-cell table:style-name="Таблица1.B4" office:value-type="string">
            <text:p text:style-name="P35">Программа выведет:</text:p>
            <text:p text:style-name="P35">«Площадь равна 30,000</text:p>
            <text:p text:style-name="P36">Треугольник Разносторонний</text:p>
            <text:p text:style-name="P39">Треугольник остроугольный</text:p>
            <text:p text:style-name="P36">»</text:p>
          </table:table-cell>
          <table:table-cell table:style-name="Таблица1.B4" office:value-type="string">
            <text:p text:style-name="P37">Программа в<text:span text:style-name="T27">ывела</text:span></text:p>
            <text:p text:style-name="P37">«Площадь равна 30,000</text:p>
            <text:p text:style-name="P37">Треугольник Разносторонний</text:p>
            <text:p text:style-name="P38">»<text:span text:style-name="T26">вывода типа треугольника по углам не последовало</text:span></text:p>
          </table:table-cell>
        </table:table-row>
        <table:table-row table:style-name="Таблица1.6">
          <table:table-cell table:style-name="Таблица1.A4" office:value-type="string">
            <text:p text:style-name="P44"><text:span text:style-name="T11">9</text:span><text:span text:style-name="T28">)</text:span></text:p>
          </table:table-cell>
          <table:table-cell table:style-name="Таблица1.B4" office:value-type="string">
            <text:p text:style-name="P35">«<text:span text:style-name="T10">d”</text:span></text:p>
          </table:table-cell>
          <table:table-cell table:style-name="Таблица1.B4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B4" office:value-type="string">
            <text:p text:style-name="P40">Программа обработает исключение и выдаст сообщение пользователю</text:p>
          </table:table-cell>
          <table:table-cell table:style-name="Таблица1.B4" office:value-type="string">
            <text:p text:style-name="P41">Программа завершила свою работу не обработав исключение</text:p>
          </table:table-cell>
        </table:table-row>
        <table:table-row table:style-name="Таблица1.6">
          <table:table-cell table:style-name="Таблица1.A4" office:value-type="string">
            <text:p text:style-name="P45">1<text:span text:style-name="T11">0</text:span>)</text:p>
          </table:table-cell>
          <table:table-cell table:style-name="Таблица1.B4" office:value-type="string">
            <text:p text:style-name="P46">3</text:p>
          </table:table-cell>
          <table:table-cell table:style-name="Таблица1.B4" office:value-type="string">
            <text:p text:style-name="P46">3</text:p>
          </table:table-cell>
          <table:table-cell table:style-name="Таблица1.B4" office:value-type="string">
            <text:p text:style-name="P46">3</text:p>
          </table:table-cell>
          <table:table-cell table:style-name="Таблица1.B4" office:value-type="string">
            <text:p text:style-name="P47">Программа выведет:</text:p>
            <text:p text:style-name="P47">«Площадь равна 3,897</text:p>
            <text:p text:style-name="P47">Треугольник Равносторонний</text:p>
            <text:p text:style-name="P47">Треугольник Остроугольный»</text:p>
          </table:table-cell>
          <table:table-cell table:style-name="Таблица1.B4" office:value-type="string">
            <text:p text:style-name="P48">Программа выве<text:span text:style-name="T32">ла</text:span>:</text:p>
            <text:p text:style-name="P41">Площадь равна 3,897</text:p>
            <text:p text:style-name="P41">Треугольник Равносторонний</text:p>
            <text:p text:style-name="P41">Треугольник Остроугольный</text:p>
          </table:table-cell>
        </table:table-row>
      </table:table>
      <text:p text:style-name="P50">Ограничения:</text:p>
      <text:p text:style-name="P13">- три числа не могут быть определены как стороны треугольника;<text:line-break/>- если хотя бы одно из них меньше или равно 0;<text:line-break/>- сумма двух из них меньше третьего.</text:p>
      <text:p text:style-name="Text_20_body">Подготовить набор тестовых вариантов для обнаружения ошибок в программе и оформить результат.</text:p>
      <text:h text:style-name="Heading_20_3" text:outline-level="3"><text:soft-page-break/>Задание 4. <text:span text:style-name="T36">Рекомендации по исправлению ошибок</text:span></text:h>
      <text:p text:style-name="P57"><text:span text:style-name="T34">1)</text:span>На основании тестов<text:span text:style-name="T33"> </text:span><text:span text:style-name="T11">9, 4 </text:span><text:span text:style-name="T17">можно сделать вывод касательно недоработок и ошибок в программе. Основные проблемы в созданной программе связаны с обработкой исключений, </text:span><text:span text:style-name="T18">такие как ввод строк(непредусмотренный данной программой</text:span><text:span text:style-name="T12">) </text:span><text:span text:style-name="T18">и ввод не уд</text:span><text:span text:style-name="T19">ов</text:span><text:span text:style-name="T18">летворяющих условиям значений как например 0 и отрицательные числа.</text:span></text:p>
      <text:p text:style-name="P58"><text:span text:style-name="T18">Р</text:span><text:span text:style-name="T13">екомендуется : улучшить обработку исключений в программе, чтобы избежать проблем с её аварийным завершением.</text:span></text:p>
      <text:p text:style-name="P59"><text:span text:style-name="T13">2)</text:span><text:span text:style-name="T20">На основании теста 8 можно сделать вывод, что ещё не весь заявленный функционал программы корректно работает, в некоторых ситуациях тип треугольника не определяется, хотя должен</text:span></text:p>
      <text:p text:style-name="P60"><text:span text:style-name="T13">Рекомендуется: </text:span><text:span text:style-name="T21">найти и устранить ошибки а также доделать реализацию заявленного функционала, чтобы пользователь мог получить все данные , которые должна выдавать данная программа.</text:span></text:p>
      <text:h text:style-name="P62" text:outline-level="3"><text:span text:style-name="T22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_20_Spacing" style:display-name="No Spacing" style:family="paragraph">
      <style:paragraph-properties fo:margin-left="1.259cm" fo:margin-top="0cm" fo:margin-bottom="0cm" style:contextual-spacing="false" fo:line-height="100%" fo:text-align="justify" style:justify-single-word="false" fo:orphans="2" fo:widows="2" fo:text-indent="-0.63cm" style:auto-text-indent="false" style:writing-mode="lr-tb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.041cm" svg:y="0.49cm"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21:51:56.070759482</meta:creation-date>
    <meta:editing-duration>PT6H5M38S</meta:editing-duration>
    <meta:editing-cycles>90</meta:editing-cycles>
    <meta:generator>LibreOffice/24.2.0.3$Windows_X86_64 LibreOffice_project/da48488a73ddd66ea24cf16bbc4f7b9c08e9bea1</meta:generator>
    <dc:title>Реферат ГОСТ</dc:title>
    <dc:date>2024-02-20T22:56:02.027000000</dc:date>
    <meta:document-statistic meta:table-count="2" meta:image-count="0" meta:object-count="0" meta:page-count="10" meta:paragraph-count="259" meta:word-count="1224" meta:character-count="8299" meta:non-whitespace-character-count="6411"/>
    <meta:template xlink:type="simple" xlink:actuate="onRequest" xlink:title="Реферат ГОСТ" xlink:href="../../Оформление%20работ/Шаблон%20лабораторной%20работы.ott" meta:date="2024-02-12T21:51:55.519045359"/>
  </office:meta>
</office:document-meta>
</file>